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25-05-22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2664" calcext:value-type="float">
            <text:p>89.1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24-12-11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24-06-0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23-12-07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23-06-08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22-11-1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5608" calcext:value-type="float">
            <text:p>89.0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22-06-0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21-12-01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21-09-02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21-04-01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20-07-0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9-11-0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9-05-2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7696" calcext:value-type="float">
            <text:p>89.0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8-11-2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8-06-2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7-12-1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7-06-22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6-10-1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6-04-2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5-10-1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5-04-2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4-11-07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4-04-2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3-10-3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3-08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3-05-0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2-10-1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2-04-2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1-09-30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0456" calcext:value-type="float">
            <text:p>88.2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1-07-0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1-05-1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1-03-1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1-01-0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0-07-2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0-05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0-03-2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10-01-0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8576" calcext:value-type="float">
            <text:p>88.4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9-10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9-08-1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6176" calcext:value-type="float">
            <text:p>88.2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9-06-2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9-04-3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9-02-1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8-10-2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0288" calcext:value-type="float">
            <text:p>88.4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8-08-2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2376" calcext:value-type="float">
            <text:p>88.3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8-06-1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0456" calcext:value-type="float">
            <text:p>88.2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8-04-1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8-02-1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7-12-1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3192" calcext:value-type="float">
            <text:p>88.0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7-10-2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7576" calcext:value-type="float">
            <text:p>88.0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7-08-1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7368" calcext:value-type="float">
            <text:p>87.9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7-06-1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7-04-1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7-02-0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6-12-0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6-10-0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6-08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1816" calcext:value-type="float">
            <text:p>87.6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6-06-1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6-04-0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6-02-09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5-12-0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5-10-0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5-08-0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0016" calcext:value-type="float">
            <text:p>88.5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5-06-0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5-04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6176" calcext:value-type="float">
            <text:p>88.2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5-02-0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7824" calcext:value-type="float">
            <text:p>88.5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4-12-0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4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4-08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7824" calcext:value-type="float">
            <text:p>88.5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4-06-0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4-04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4-02-1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4-01-0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3-10-0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3-08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3-06-0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3-04-0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3-02-0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2-12-1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2-10-1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2-08-2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8072" calcext:value-type="float">
            <text:p>88.9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2-06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5128" calcext:value-type="float">
            <text:p>89.0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2-04-1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6296" calcext:value-type="float">
            <text:p>89.2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2-02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1-12-1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1-10-1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0744" calcext:value-type="float">
            <text:p>89.0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1-08-0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1-06-0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1-04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06" calcext:value-type="float">
            <text:p>88.6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1-03-0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0-12-2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0-10-1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0-08-0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0-06-1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7304" calcext:value-type="float">
            <text:p>88.1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0-04-1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7408" calcext:value-type="float">
            <text:p>88.2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2000-02-1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1792" calcext:value-type="float">
            <text:p>88.2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9-12-0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9-10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8808" calcext:value-type="float">
            <text:p>87.9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9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904" calcext:value-type="float">
            <text:p>87.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6512" calcext:value-type="float">
            <text:p>87.9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2984" calcext:value-type="float">
            <text:p>87.8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4488" calcext:value-type="float">
            <text:p>87.7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2672" calcext:value-type="float">
            <text:p>87.6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3048" calcext:value-type="float">
            <text:p>87.6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7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3656" calcext:value-type="float">
            <text:p>87.1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4384" calcext:value-type="float">
            <text:p>87.6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5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0568" calcext:value-type="float">
            <text:p>86.8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0296" calcext:value-type="float">
            <text:p>86.9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708" calcext:value-type="float">
            <text:p>87.1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1256" calcext:value-type="float">
            <text:p>87.0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516" calcext:value-type="float">
            <text:p>87.0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9064" calcext:value-type="float">
            <text:p>86.9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516" calcext:value-type="float">
            <text:p>87.0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516" calcext:value-type="float">
            <text:p>87.0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9064" calcext:value-type="float">
            <text:p>86.9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516" calcext:value-type="float">
            <text:p>87.0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4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1152" calcext:value-type="float">
            <text:p>86.9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3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0376" calcext:value-type="float">
            <text:p>87.5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3424" calcext:value-type="float">
            <text:p>87.5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3424" calcext:value-type="float">
            <text:p>87.5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3424" calcext:value-type="float">
            <text:p>87.5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3424" calcext:value-type="float">
            <text:p>87.5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904" calcext:value-type="float">
            <text:p>87.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904" calcext:value-type="float">
            <text:p>87.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904" calcext:value-type="float">
            <text:p>87.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904" calcext:value-type="float">
            <text:p>87.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904" calcext:value-type="float">
            <text:p>87.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904" calcext:value-type="float">
            <text:p>87.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4928" calcext:value-type="float">
            <text:p>87.4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8352" calcext:value-type="float">
            <text:p>87.3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8352" calcext:value-type="float">
            <text:p>87.3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8352" calcext:value-type="float">
            <text:p>87.3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8352" calcext:value-type="float">
            <text:p>87.3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8352" calcext:value-type="float">
            <text:p>87.3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8352" calcext:value-type="float">
            <text:p>87.3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8352" calcext:value-type="float">
            <text:p>87.3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2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6616" calcext:value-type="float">
            <text:p>87.9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1672" calcext:value-type="float">
            <text:p>87.2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1672" calcext:value-type="float">
            <text:p>87.2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9856" calcext:value-type="float">
            <text:p>87.2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9856" calcext:value-type="float">
            <text:p>87.2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9856" calcext:value-type="float">
            <text:p>87.2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9856" calcext:value-type="float">
            <text:p>87.2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9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9856" calcext:value-type="float">
            <text:p>87.2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9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2384" calcext:value-type="float">
            <text:p>86.8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4224" calcext:value-type="float">
            <text:p>86.3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4328" calcext:value-type="float">
            <text:p>86.4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3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8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7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4384" calcext:value-type="float">
            <text:p>87.6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958159214301</text:p>
          </table:table-cell>
          <table:table-cell office:value-type="string" calcext:value-type="string">
            <text:p>2-5921-01 Kalepa Ridge W-10, Kauai, HI</text:p>
          </table:table-cell>
          <table:table-cell office:value-type="string" calcext:value-type="string">
            <text:p>195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72" meta:object-count="0"/>
    <meta:user-defined meta:name="AppVersion">3.0</meta:user-defined>
  </office:meta>
</office:document-meta>
</file>